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7b3f" officeooo:paragraph-rsid="00167b3f"/>
    </style:style>
    <style:style style:name="T1" style:family="text">
      <style:text-properties officeooo:rsid="00167b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span text:style-name="T1">pg1:</text:span>Write a Open MP program to sort an array on n elements using both sequential and parallel merge sort (using Section). Record the difference in execution tim<text:span text:style-name="T1">e.</text:span></text:p>
      <text:p text:style-name="Standard">#include &lt;stdio.h&gt;</text:p>
      <text:p text:style-name="Standard">#include &lt;stdlib.h&gt;</text:p>
      <text:p text:style-name="Standard">#include &lt;omp.h&gt;</text:p>
      <text:p text:style-name="Standard"/>
      <text:p text:style-name="Standard">#define SIZE 100000</text:p>
      <text:p text:style-name="Standard"/>
      <text:p text:style-name="Standard">// Merge function merges two sorted subarrays arr[left..mid] and arr[mid+1..right]</text:p>
      <text:p text:style-name="Standard">void merge(int arr[], int left, int mid, int right) {</text:p>
      <text:p text:style-name="Standard"><text:s text:c="4"/>int n1 = mid - left + 1;</text:p>
      <text:p text:style-name="Standard"><text:s text:c="4"/>int n2 = right - mid;</text:p>
      <text:p text:style-name="Standard"/>
      <text:p text:style-name="Standard"><text:s text:c="4"/>int *L = malloc(n1 * sizeof(int));</text:p>
      <text:p text:style-name="Standard"><text:s text:c="4"/>int *R = malloc(n2 * sizeof(int));</text:p>
      <text:p text:style-name="Standard"/>
      <text:p text:style-name="Standard"><text:s text:c="4"/>for (int i = 0; i &lt; n1; i++) L[i] = arr[left + i];</text:p>
      <text:p text:style-name="Standard"><text:s text:c="4"/>for (int j = 0; j &lt; n2; j++) R[j] = arr[mid + 1 + j];</text:p>
      <text:p text:style-name="Standard"/>
      <text:p text:style-name="Standard"><text:s text:c="4"/>int i = 0, j = 0, k = left;</text:p>
      <text:p text:style-name="Standard"><text:s text:c="4"/>while (i &lt; n1 &amp;&amp; j &lt; n2) {</text:p>
      <text:p text:style-name="Standard"><text:s text:c="8"/>if (L[i] &lt;= R[j]) arr[k++] = L[i++];</text:p>
      <text:p text:style-name="Standard"><text:s text:c="8"/>else arr[k++] = R[j++];</text:p>
      <text:p text:style-name="Standard"><text:s text:c="4"/>}</text:p>
      <text:p text:style-name="Standard"><text:s text:c="4"/>while (i &lt; n1) arr[k++] = L[i++];</text:p>
      <text:p text:style-name="Standard"><text:s text:c="4"/>while (j &lt; n2) arr[k++] = R[j++];</text:p>
      <text:p text:style-name="Standard"/>
      <text:p text:style-name="Standard"><text:s text:c="4"/>free(L);</text:p>
      <text:p text:style-name="Standard"><text:s text:c="4"/>free(R);</text:p>
      <text:p text:style-name="Standard">}</text:p>
      <text:p text:style-name="Standard"/>
      <text:p text:style-name="Standard">// Sequential merge sort</text:p>
      <text:p text:style-name="Standard">void sequentialMergeSort(int arr[], int left, int right) {</text:p>
      <text:p text:style-name="Standard"><text:s text:c="4"/>if (left &lt; right) {</text:p>
      <text:p text:style-name="Standard"><text:s text:c="8"/>int mid = left + (right - left) / 2;</text:p>
      <text:p text:style-name="Standard"><text:s text:c="8"/>sequentialMergeSort(arr, left, mid);</text:p>
      <text:p text:style-name="Standard"><text:s text:c="8"/>sequentialMergeSort(arr, mid + 1, right);</text:p>
      <text:p text:style-name="Standard"><text:s text:c="8"/>merge(arr, left, mid, right);</text:p>
      <text:p text:style-name="Standard"><text:s text:c="4"/>}</text:p>
      <text:p text:style-name="Standard">}</text:p>
      <text:p text:style-name="Standard"/>
      <text:p text:style-name="Standard">// Parallel merge sort using OpenMP sections</text:p>
      <text:p text:style-name="Standard">void parallelMergeSort(int arr[], int left, int right, int depth) {</text:p>
      <text:p text:style-name="Standard"><text:s text:c="4"/>if (left &lt; right) {</text:p>
      <text:p text:style-name="Standard"><text:s text:c="8"/>int mid = left + (right - left) / 2;</text:p>
      <text:p text:style-name="Standard"><text:s text:c="8"/>if (depth &lt;= 4) { <text:s/>// limit parallel recursion depth</text:p>
      <text:p text:style-name="Standard"><text:s text:c="12"/>#pragma omp parallel sections</text:p>
      <text:p text:style-name="Standard"><text:s text:c="12"/>{</text:p>
      <text:p text:style-name="Standard"><text:s text:c="16"/>#pragma omp section</text:p>
      <text:p text:style-name="Standard"><text:s text:c="16"/>parallelMergeSort(arr, left, mid, depth + 1);</text:p>
      <text:p text:style-name="Standard"><text:soft-page-break/></text:p>
      <text:p text:style-name="Standard"><text:s text:c="16"/>#pragma omp section</text:p>
      <text:p text:style-name="Standard"><text:s text:c="16"/>parallelMergeSort(arr, mid + 1, right, depth + 1);</text:p>
      <text:p text:style-name="Standard"><text:s text:c="12"/>}</text:p>
      <text:p text:style-name="Standard"><text:s text:c="8"/>} else {</text:p>
      <text:p text:style-name="Standard"><text:s text:c="12"/>// Fall back to sequential to avoid too many threads</text:p>
      <text:p text:style-name="Standard"><text:s text:c="12"/>sequentialMergeSort(arr, left, mid);</text:p>
      <text:p text:style-name="Standard"><text:s text:c="12"/>sequentialMergeSort(arr, mid + 1, right);</text:p>
      <text:p text:style-name="Standard"><text:s text:c="8"/>}</text:p>
      <text:p text:style-name="Standard"><text:s text:c="8"/>merge(arr, left, mid, right);</text:p>
      <text:p text:style-name="Standard"><text:s text:c="4"/>}</text:p>
      <text:p text:style-name="Standard">}</text:p>
      <text:p text:style-name="Standard"/>
      <text:p text:style-name="Standard">int main() {</text:p>
      <text:p text:style-name="Standard"><text:s text:c="4"/>int *arr_seq = malloc(SIZE * sizeof(int));</text:p>
      <text:p text:style-name="Standard"><text:s text:c="4"/>int *arr_par = malloc(SIZE * sizeof(int));</text:p>
      <text:p text:style-name="Standard"/>
      <text:p text:style-name="Standard"><text:s text:c="4"/>// Initialize arrays with same random values</text:p>
      <text:p text:style-name="Standard"><text:s text:c="4"/>for (int i = 0; i &lt; SIZE; i++) {</text:p>
      <text:p text:style-name="Standard"><text:s text:c="8"/>int val = rand() % 100000;</text:p>
      <text:p text:style-name="Standard"><text:s text:c="8"/>arr_seq[i] = val;</text:p>
      <text:p text:style-name="Standard"><text:s text:c="8"/>arr_par[i] = val;</text:p>
      <text:p text:style-name="Standard"><text:s text:c="4"/>}</text:p>
      <text:p text:style-name="Standard"/>
      <text:p text:style-name="Standard"><text:s text:c="4"/>// Sequential timing</text:p>
      <text:p text:style-name="Standard"><text:s text:c="4"/>double start = omp_get_wtime();</text:p>
      <text:p text:style-name="Standard"><text:s text:c="4"/>sequentialMergeSort(arr_seq, 0, SIZE - 1);</text:p>
      <text:p text:style-name="Standard"><text:s text:c="4"/>double seq_time = omp_get_wtime() - start;</text:p>
      <text:p text:style-name="Standard"/>
      <text:p text:style-name="Standard"><text:s text:c="4"/>// Parallel timing</text:p>
      <text:p text:style-name="Standard"><text:s text:c="4"/>start = omp_get_wtime();</text:p>
      <text:p text:style-name="Standard"><text:s text:c="4"/>parallelMergeSort(arr_par, 0, SIZE - 1, 0);</text:p>
      <text:p text:style-name="Standard"><text:s text:c="4"/>double par_time = omp_get_wtime() - start;</text:p>
      <text:p text:style-name="Standard"/>
      <text:p text:style-name="Standard"><text:s text:c="4"/>printf("Sequential Merge Sort Time: %.6f seconds\n", seq_time);</text:p>
      <text:p text:style-name="Standard"><text:s text:c="4"/>printf("Parallel Merge Sort Time <text:s/>: %.6f seconds\n", par_time);</text:p>
      <text:p text:style-name="Standard"><text:s text:c="4"/>printf("Speedup <text:s text:c="17"/>: %.2fx\n", seq_time / par_time);</text:p>
      <text:p text:style-name="Standard"/>
      <text:p text:style-name="Standard"><text:s text:c="4"/>// Optional correctness check (uncomment to use)</text:p>
      <text:p text:style-name="Standard"><text:s text:c="4"/>/*</text:p>
      <text:p text:style-name="Standard"><text:s text:c="4"/>for (int i = 0; i &lt; SIZE; i++) {</text:p>
      <text:p text:style-name="Standard"><text:s text:c="8"/>if (arr_seq[i] != arr_par[i]) {</text:p>
      <text:p text:style-name="Standard"><text:s text:c="12"/>printf("Mismatch at index %d\n", i);</text:p>
      <text:p text:style-name="Standard"><text:s text:c="12"/>break;</text:p>
      <text:p text:style-name="Standard"><text:s text:c="8"/>}</text:p>
      <text:p text:style-name="Standard"><text:s text:c="4"/>}</text:p>
      <text:p text:style-name="Standard"><text:s text:c="4"/>*/</text:p>
      <text:p text:style-name="Standard"/>
      <text:p text:style-name="Standard"><text:s text:c="4"/>free(arr_seq);</text:p>
      <text:p text:style-name="Standard"><text:s text:c="4"/>free(arr_par);</text:p>
      <text:p text:style-name="Standard"/>
      <text:p text:style-name="Standard"><text:s text:c="4"/>return 0;</text:p>
      <text:p text:style-name="Standard"><text:soft-page-break/>}</text:p>
      <text:p text:style-name="Standard"/>
      <text:p text:style-name="P1">output: </text:p>
      <text:p text:style-name="P1">Sequential Merge Sort Time: 0.024535 seconds</text:p>
      <text:p text:style-name="P1">Parallel Merge Sort Time <text:s/>: 0.014064 seconds</text:p>
      <text:p text:style-name="P1">Speedup <text:s text:c="17"/>: 1.74x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ith explainaion:</text:p>
      <text:p text:style-name="P1">#include &lt;stdio.h&gt; <text:s text:c="2"/>// For printf</text:p>
      <text:p text:style-name="P1">#include &lt;stdlib.h&gt; <text:s/>// For malloc, rand, free</text:p>
      <text:p text:style-name="P1">#include &lt;omp.h&gt; <text:s text:c="4"/>// For OpenMP timing and parallelism</text:p>
      <text:p text:style-name="P1"/>
      <text:p text:style-name="P1">#define SIZE 100000 <text:s/>// Size of array to sort</text:p>
      <text:p text:style-name="P1"/>
      <text:p text:style-name="P1">// Merge function to merge two sorted subarrays arr[left..mid] and arr[mid+1..right]</text:p>
      <text:p text:style-name="P1">void merge(int arr[], int left, int mid, int right) {</text:p>
      <text:p text:style-name="P1"><text:s text:c="4"/>int n1 = mid - left + 1; <text:s/>// Length of left subarray</text:p>
      <text:p text:style-name="P1"><text:s text:c="4"/>int n2 = right - mid; <text:s text:c="4"/>// Length of right subarray</text:p>
      <text:p text:style-name="P1"/>
      <text:p text:style-name="P1"><text:s text:c="4"/>// Allocate temporary arrays to hold subarrays</text:p>
      <text:p text:style-name="P1"><text:s text:c="4"/>int *L = malloc(n1 * sizeof(int));</text:p>
      <text:p text:style-name="P1"><text:s text:c="4"/>int *R = malloc(n2 * sizeof(int));</text:p>
      <text:p text:style-name="P1"/>
      <text:p text:style-name="P1"><text:s text:c="4"/>// Copy data to temp arrays L and R</text:p>
      <text:p text:style-name="P1"><text:s text:c="4"/>for (int i = 0; i &lt; n1; i++) L[i] = arr[left + i];</text:p>
      <text:p text:style-name="P1"><text:s text:c="4"/>for (int j = 0; j &lt; n2; j++) R[j] = arr[mid + 1 + j];</text:p>
      <text:p text:style-name="P1"/>
      <text:p text:style-name="P1"><text:s text:c="4"/>int i = 0, j = 0; <text:s/>// Initial indexes for temp arrays</text:p>
      <text:p text:style-name="P1"><text:s text:c="4"/>int k = left; <text:s text:c="5"/>// Initial index for merged array</text:p>
      <text:p text:style-name="P1"/>
      <text:p text:style-name="P1"><text:s text:c="4"/>// Merge back into arr[] while both arrays have elements</text:p>
      <text:p text:style-name="P1"><text:s text:c="4"/>while (i &lt; n1 &amp;&amp; j &lt; n2) {</text:p>
      <text:p text:style-name="P1"><text:s text:c="8"/>if (L[i] &lt;= R[j])</text:p>
      <text:p text:style-name="P1"><text:s text:c="12"/>arr[k++] = L[i++]; <text:s/>// Take element from L if smaller or equal</text:p>
      <text:p text:style-name="P1"><text:s text:c="8"/>else</text:p>
      <text:p text:style-name="P1"><text:s text:c="12"/>arr[k++] = R[j++]; <text:s/>// Otherwise take from R</text:p>
      <text:p text:style-name="P1"><text:s text:c="4"/>}</text:p>
      <text:p text:style-name="P1"/>
      <text:p text:style-name="P1"><text:s text:c="4"/>// Copy any remaining elements of L[], if any</text:p>
      <text:p text:style-name="P1"><text:s text:c="4"/>while (i &lt; n1) arr[k++] = L[i++];</text:p>
      <text:p text:style-name="P1"/>
      <text:p text:style-name="P1"><text:s text:c="4"/>// Copy any remaining elements of R[], if any</text:p>
      <text:p text:style-name="P1"><text:s text:c="4"/>while (j &lt; n2) arr[k++] = R[j++];</text:p>
      <text:p text:style-name="P1"><text:soft-page-break/></text:p>
      <text:p text:style-name="P1"><text:s text:c="4"/>// Free temporary arrays</text:p>
      <text:p text:style-name="P1"><text:s text:c="4"/>free(L);</text:p>
      <text:p text:style-name="P1"><text:s text:c="4"/>free(R);</text:p>
      <text:p text:style-name="P1">}</text:p>
      <text:p text:style-name="P1"/>
      <text:p text:style-name="P1">// Sequential merge sort implementation</text:p>
      <text:p text:style-name="P1">void sequentialMergeSort(int arr[], int left, int right) {</text:p>
      <text:p text:style-name="P1"><text:s text:c="4"/>if (left &lt; right) { // Base case: if the subarray has more than 1 element</text:p>
      <text:p text:style-name="P1"><text:s text:c="8"/>int mid = left + (right - left) / 2; <text:s/>// Find middle index</text:p>
      <text:p text:style-name="P1"/>
      <text:p text:style-name="P1"><text:s text:c="8"/>// Recursively sort left half</text:p>
      <text:p text:style-name="P1"><text:s text:c="8"/>sequentialMergeSort(arr, left, mid);</text:p>
      <text:p text:style-name="P1"/>
      <text:p text:style-name="P1"><text:s text:c="8"/>// Recursively sort right half</text:p>
      <text:p text:style-name="P1"><text:s text:c="8"/>sequentialMergeSort(arr, mid + 1, right);</text:p>
      <text:p text:style-name="P1"/>
      <text:p text:style-name="P1"><text:s text:c="8"/>// Merge the two sorted halves</text:p>
      <text:p text:style-name="P1"><text:s text:c="8"/>merge(arr, left, mid, right);</text:p>
      <text:p text:style-name="P1"><text:s text:c="4"/>}</text:p>
      <text:p text:style-name="P1">}</text:p>
      <text:p text:style-name="P1"/>
      <text:p text:style-name="P1">// Parallel merge sort using OpenMP sections and recursion depth control</text:p>
      <text:p text:style-name="P1">void parallelMergeSort(int arr[], int left, int right, int depth) {</text:p>
      <text:p text:style-name="P1"><text:s text:c="4"/>if (left &lt; right) { // Continue splitting if more than one element</text:p>
      <text:p text:style-name="P1"><text:s text:c="8"/>int mid = left + (right - left) / 2;</text:p>
      <text:p text:style-name="P1"/>
      <text:p text:style-name="P1"><text:s text:c="8"/>if (depth &lt;= 4) { // Limit parallelism depth to avoid too many threads</text:p>
      <text:p text:style-name="P1"><text:s text:c="12"/>// Create parallel sections to sort left and right halves concurrently</text:p>
      <text:p text:style-name="P1"><text:s text:c="12"/>#pragma omp parallel sections</text:p>
      <text:p text:style-name="P1"><text:s text:c="12"/>{</text:p>
      <text:p text:style-name="P1"><text:s text:c="16"/>#pragma omp section</text:p>
      <text:p text:style-name="P1"><text:s text:c="16"/>parallelMergeSort(arr, left, mid, depth + 1); <text:s text:c="4"/>// Sort left half in one thread</text:p>
      <text:p text:style-name="P1"/>
      <text:p text:style-name="P1"><text:s text:c="16"/>#pragma omp section</text:p>
      <text:p text:style-name="P1"><text:s text:c="16"/>parallelMergeSort(arr, mid + 1, right, depth + 1); // Sort right half in another thread</text:p>
      <text:p text:style-name="P1"><text:s text:c="12"/>}</text:p>
      <text:p text:style-name="P1"><text:s text:c="8"/>} else {</text:p>
      <text:p text:style-name="P1"><text:s text:c="12"/>// Beyond depth limit, fall back to sequential sorting to reduce overhead</text:p>
      <text:p text:style-name="P1"><text:s text:c="12"/>sequentialMergeSort(arr, left, mid);</text:p>
      <text:p text:style-name="P1"><text:s text:c="12"/>sequentialMergeSort(arr, mid + 1, right);</text:p>
      <text:p text:style-name="P1"><text:s text:c="8"/>}</text:p>
      <text:p text:style-name="P1"/>
      <text:p text:style-name="P1"><text:s text:c="8"/>// Merge the sorted halves</text:p>
      <text:p text:style-name="P1"><text:s text:c="8"/>merge(arr, left, mid, right);</text:p>
      <text:p text:style-name="P1"><text:s text:c="4"/>}</text:p>
      <text:p text:style-name="P1">}</text:p>
      <text:p text:style-name="P1"/>
      <text:p text:style-name="P1">int main() {</text:p>
      <text:p text:style-name="P1"><text:s text:c="4"/>// Allocate two arrays for sequential and parallel sorts</text:p>
      <text:p text:style-name="P1"><text:s text:c="4"/>int *arr_seq = malloc(SIZE * sizeof(int));</text:p>
      <text:p text:style-name="P1"><text:s text:c="4"/>int *arr_par = malloc(SIZE * sizeof(int));</text:p>
      <text:p text:style-name="P1"><text:soft-page-break/></text:p>
      <text:p text:style-name="P1"><text:s text:c="4"/>// Initialize both arrays with the same random values</text:p>
      <text:p text:style-name="P1"><text:s text:c="4"/>for (int i = 0; i &lt; SIZE; i++) {</text:p>
      <text:p text:style-name="P1"><text:s text:c="8"/>int val = rand() % 100000; // Random number between 0 and 99999</text:p>
      <text:p text:style-name="P1"><text:s text:c="8"/>arr_seq[i] = val; <text:s text:c="10"/>// Fill sequential array</text:p>
      <text:p text:style-name="P1"><text:s text:c="8"/>arr_par[i] = val; <text:s text:c="10"/>// Fill parallel array</text:p>
      <text:p text:style-name="P1"><text:s text:c="4"/>}</text:p>
      <text:p text:style-name="P1"/>
      <text:p text:style-name="P1"><text:s text:c="4"/>// Record start time for sequential merge sort</text:p>
      <text:p text:style-name="P1"><text:s text:c="4"/>double start = omp_get_wtime();</text:p>
      <text:p text:style-name="P1"><text:s text:c="4"/>sequentialMergeSort(arr_seq, 0, SIZE - 1); <text:s/>// Run sequential merge sort</text:p>
      <text:p text:style-name="P1"><text:s text:c="4"/>double seq_time = omp_get_wtime() - start; // Calculate elapsed time</text:p>
      <text:p text:style-name="P1"/>
      <text:p text:style-name="P1"><text:s text:c="4"/>// Record start time for parallel merge sort</text:p>
      <text:p text:style-name="P1"><text:s text:c="4"/>start = omp_get_wtime();</text:p>
      <text:p text:style-name="P1"><text:s text:c="4"/>parallelMergeSort(arr_par, 0, SIZE - 1, 0); // Run parallel merge sort starting at depth 0</text:p>
      <text:p text:style-name="P1"><text:s text:c="4"/>double par_time = omp_get_wtime() - start; // Calculate elapsed time</text:p>
      <text:p text:style-name="P1"/>
      <text:p text:style-name="P1"><text:s text:c="4"/>// Print out timing results</text:p>
      <text:p text:style-name="P1"><text:s text:c="4"/>printf("Sequential Merge Sort Time: %.6f seconds\n", seq_time);</text:p>
      <text:p text:style-name="P1"><text:s text:c="4"/>printf("Parallel Merge Sort Time <text:s/>: %.6f seconds\n", par_time);</text:p>
      <text:p text:style-name="P1"><text:s text:c="4"/>printf("Speedup <text:s text:c="17"/>: %.2fx\n", seq_time / par_time);</text:p>
      <text:p text:style-name="P1"/>
      <text:p text:style-name="P1"><text:s text:c="4"/>// Optional correctness check (uncomment to verify that sorting results match)</text:p>
      <text:p text:style-name="P1"><text:s text:c="4"/>/*</text:p>
      <text:p text:style-name="P1"><text:s text:c="4"/>for (int i = 0; i &lt; SIZE; i++) {</text:p>
      <text:p text:style-name="P1"><text:s text:c="8"/>if (arr_seq[i] != arr_par[i]) {</text:p>
      <text:p text:style-name="P1"><text:s text:c="12"/>printf("Mismatch at index %d\n", i);</text:p>
      <text:p text:style-name="P1"><text:s text:c="12"/>break;</text:p>
      <text:p text:style-name="P1"><text:s text:c="8"/>}</text:p>
      <text:p text:style-name="P1"><text:s text:c="4"/>}</text:p>
      <text:p text:style-name="P1"><text:s text:c="4"/>*/</text:p>
      <text:p text:style-name="P1"/>
      <text:p text:style-name="P1"><text:s text:c="4"/>// Free allocated memory</text:p>
      <text:p text:style-name="P1"><text:s text:c="4"/>free(arr_seq);</text:p>
      <text:p text:style-name="P1"><text:s text:c="4"/>free(arr_par);</text:p>
      <text:p text:style-name="P1"/>
      <text:p text:style-name="P1"><text:s text:c="4"/>return 0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18T12:32:26.961664677</meta:creation-date>
    <dc:date>2025-08-18T12:36:42.340905243</dc:date>
    <meta:editing-duration>PT4M15S</meta:editing-duration>
    <meta:editing-cycles>1</meta:editing-cycles>
    <meta:document-statistic meta:table-count="0" meta:image-count="0" meta:object-count="0" meta:page-count="5" meta:paragraph-count="191" meta:word-count="1121" meta:character-count="7381" meta:non-whitespace-character-count="5336"/>
    <meta:generator>LibreOffice/6.4.7.2$Linux_X86_64 LibreOffice_project/40$Build-2</meta:generator>
  </office:meta>
</office:document-meta>
</file>